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0B0000000BAD27F3F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Verdana1" svg:font-family="Verdana, 'Lucida Grande', Lucida, Helvetica, Arial, sans-serif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Verdana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4">
      <style:paragraph-properties fo:text-align="justify" style:justify-single-word="false"/>
    </style:style>
    <style:style style:name="P5" style:family="paragraph" style:parent-style-name="Standard">
      <style:paragraph-properties fo:margin-top="0.199cm" fo:margin-bottom="0cm" fo:line-height="150%" fo:text-align="justify" style:justify-single-word="false"/>
      <style:text-properties style:font-name="Verdana" fo:font-size="11pt" fo:language="hr" fo:country="HR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cm" fo:line-height="100%" fo:text-align="start" style:justify-single-word="false"/>
      <style:text-properties style:font-name="Verdana" fo:font-size="11pt" fo:language="hr" fo:country="HR" fo:font-weight="normal" style:font-size-asian="11pt" style:font-weight-asian="normal" style:font-size-complex="11pt" style:font-weight-complex="normal"/>
    </style:style>
    <style:style style:name="P7" style:family="paragraph" style:parent-style-name="Text_20_body" style:list-style-name="L1">
      <style:paragraph-properties style:line-height-at-least="0.529cm"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Preformatted_20_Text">
      <style:paragraph-properties fo:text-align="justify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10" style:family="paragraph" style:parent-style-name="Preformatted_20_Text">
      <style:paragraph-properties fo:text-align="start" style:justify-single-word="false"/>
    </style:style>
    <style:style style:name="P11" style:family="paragraph" style:parent-style-name="Preformatted_20_Text" style:list-style-name="L4">
      <style:paragraph-properties fo:text-align="start" style:justify-single-word="false"/>
    </style:style>
    <style:style style:name="P12" style:family="paragraph" style:parent-style-name="Preformatted_20_Text">
      <style:paragraph-properties fo:margin-top="0cm" fo:margin-bottom="0cm" fo:text-align="justify" style:justify-single-word="false"/>
      <style:text-properties fo:font-variant="normal" fo:text-transform="none" fo:color="#333333" fo:letter-spacing="normal"/>
    </style:style>
    <style:style style:name="P13" style:family="paragraph" style:parent-style-name="Preformatted_20_Text">
      <style:paragraph-properties fo:margin-top="0cm" fo:margin-bottom="0cm" fo:text-align="justify" style:justify-single-word="false"/>
      <style:text-properties fo:color="#333333"/>
    </style:style>
    <style:style style:name="P14" style:family="paragraph" style:parent-style-name="Preformatted_20_Text">
      <style:paragraph-properties fo:margin-top="0cm" fo:margin-bottom="0cm" fo:text-align="justify" style:justify-single-word="false"/>
      <style:text-properties fo:color="#333333" style:font-name="Arial"/>
    </style:style>
    <style:style style:name="P15" style:family="paragraph" style:parent-style-name="Preformatted_20_Text">
      <style:paragraph-properties fo:margin-top="0cm" fo:margin-bottom="0cm" fo:text-align="justify" style:justify-single-word="false"/>
      <style:text-properties style:font-name="Verdana"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Verdana" fo:font-size="11pt" fo:letter-spacing="normal" fo:font-style="normal" fo:font-weight="normal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7" style:family="text">
      <style:text-properties fo:font-variant="normal" fo:text-transform="none" fo:color="#000000" style:text-line-through-style="none" fo:font-size="12pt" fo:letter-spacing="normal" fo:font-style="normal" style:text-underline-style="none" fo:font-weight="bold" style:text-blinking="false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font-name="Verdana" fo:font-size="12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9" style:family="text">
      <style:text-properties fo:font-variant="normal" fo:text-transform="none" fo:color="#000000" style:text-line-through-style="none" style:font-name="Verdana" fo:font-size="12pt" fo:letter-spacing="normal" fo:font-style="normal" style:text-underline-style="none" fo:font-weight="bold" style:text-blinking="false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font-name="Verdana" fo:letter-spacing="normal" fo:font-style="normal" style:text-underline-style="none" fo:font-weight="normal" style:text-blinking="false" style:font-style-asian="normal" style:font-style-complex="normal"/>
    </style:style>
    <style:style style:name="T11" style:family="text">
      <style:text-properties fo:font-variant="normal" fo:text-transform="none" fo:color="#000000" style:text-line-through-style="none" style:font-name="Verdana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font-name="Verdana" fo:letter-spacing="normal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font-name="Verdana" fo:letter-spacing="normal" fo:font-style="normal" style:text-underline-style="none" fo:font-weight="bold" style:text-blinking="false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font-name="Verdana" fo:letter-spacing="normal" fo:font-style="italic" style:text-underline-style="none" fo:font-weight="normal" style:text-blinking="false" style:font-style-asian="italic" style:font-style-complex="italic"/>
    </style:style>
    <style:style style:name="T15" style:family="text">
      <style:text-properties fo:font-variant="normal" fo:text-transform="none" fo:color="#000000" style:text-line-through-style="none" style:font-name="Verdana" fo:font-size="11pt" fo:letter-spacing="normal" fo:font-style="normal" style:text-underline-style="none" fo:font-weight="normal" style:text-blinking="false" style:font-size-asian="11pt" style:font-size-complex="11pt"/>
    </style:style>
    <style:style style:name="T16" style:family="text">
      <style:text-properties fo:font-variant="normal" fo:text-transform="none" fo:color="#000000" style:text-line-through-style="none" style:font-name="Verdana" fo:font-size="11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17" style:family="text">
      <style:text-properties fo:font-variant="normal" fo:text-transform="none" fo:color="#000000" style:text-line-through-style="none" style:font-name="Verdana" fo:font-size="11pt" fo:letter-spacing="normal" fo:font-style="normal" style:text-underline-style="none" fo:font-weight="normal" style:text-blinking="false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font-name="Verdana" fo:font-size="11pt" fo:letter-spacing="normal" fo:font-style="normal" style:text-underline-style="none" fo:font-weight="normal" style:text-blinking="false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font-name="Verdana" fo:font-size="11pt" fo:letter-spacing="normal" fo:font-style="normal" style:text-underline-style="none" fo:font-weight="normal" style:text-blinking="false" style:font-size-asian="11pt" style:font-style-asian="italic" style:font-size-complex="11pt" style:font-style-complex="italic"/>
    </style:style>
    <style:style style:name="T20" style:family="text">
      <style:text-properties fo:font-variant="normal" fo:text-transform="none" fo:color="#000000" style:text-line-through-style="none" style:font-name="Verdana" fo:font-size="11pt" fo:letter-spacing="normal" fo:font-style="normal" style:text-underline-style="none" fo:font-weight="normal" style:text-blinking="false" fo:background-color="#ecf0f3" style:font-size-asian="11pt" style:font-size-complex="11pt"/>
    </style:style>
    <style:style style:name="T21" style:family="text">
      <style:text-properties fo:font-variant="normal" fo:text-transform="none" fo:color="#000000" style:text-line-through-style="none" style:font-name="Verdana" fo:font-size="11pt" fo:letter-spacing="normal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font-name="Verdana" fo:font-size="11pt" fo:letter-spacing="normal" fo:font-style="normal" style:text-underline-style="none" fo:font-weight="normal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font-name="Verdana" fo:font-size="11pt" fo:letter-spacing="normal" fo:font-style="normal" style:text-underline-style="none" fo:font-weight="bold" style:text-blinking="fals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font-name="Verdana" fo:font-size="11pt" fo:letter-spacing="normal" fo:font-style="italic" style:text-underline-style="none" fo:font-weight="normal" style:text-blinking="false" style:font-size-asian="11pt" style:font-style-asian="italic" style:font-size-complex="11pt" style:font-style-complex="italic"/>
    </style:style>
    <style:style style:name="T25" style:family="text">
      <style:text-properties fo:font-variant="normal" fo:text-transform="none" fo:color="#000000" style:text-line-through-style="none" style:font-name="Verdana" fo:font-size="9pt" fo:letter-spacing="normal" fo:font-style="normal" style:text-underline-style="none" fo:font-weight="normal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font-name="Verdana" fo:font-size="9.75pt" fo:letter-spacing="normal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font-name="sans-serif" fo:font-size="12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28" style:family="text">
      <style:text-properties fo:font-variant="normal" fo:text-transform="none" fo:color="#000000" style:text-line-through-style="none" style:font-name="sans-serif" fo:font-size="12pt" fo:letter-spacing="normal" fo:font-style="normal" style:text-underline-style="none" fo:font-weight="bold" style:text-blinking="false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font-name="sans-serif" fo:font-size="12pt" fo:letter-spacing="normal" fo:font-style="italic" style:text-underline-style="none" fo:font-weight="normal" style:text-blinking="false" style:font-size-asian="11pt" style:font-style-asian="italic" style:font-size-complex="11pt" style:font-style-complex="italic"/>
    </style:style>
    <style:style style:name="T30" style:family="text">
      <style:text-properties fo:font-variant="normal" fo:text-transform="none" fo:color="#000000" style:text-line-through-style="none" style:font-name="sans-serif" fo:font-size="11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31" style:family="text">
      <style:text-properties fo:font-variant="normal" fo:text-transform="none" fo:color="#000000" style:text-line-through-style="none" style:font-name="sans-serif" fo:font-size="11pt" fo:letter-spacing="normal" fo:font-style="italic" style:text-underline-style="none" fo:font-weight="normal" style:text-blinking="false" style:font-size-asian="11pt" style:font-style-asian="italic" style:font-size-complex="11pt" style:font-style-complex="italic"/>
    </style:style>
    <style:style style:name="T32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color="#000000" style:text-line-through-style="none" style:font-name="Verdana1" fo:font-size="9.75pt" fo:letter-spacing="normal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35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style:text-blinking="false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fo:font-size="11pt" fo:letter-spacing="normal" fo:font-style="italic" style:text-underline-style="none" fo:font-weight="normal" style:text-blinking="false" style:font-size-asian="11pt" style:font-style-asian="italic" style:font-size-complex="11pt" style:font-style-complex="italic"/>
    </style:style>
    <style:style style:name="T37" style:family="text">
      <style:text-properties fo:font-variant="normal" fo:text-transform="none" fo:color="#000000" style:text-line-through-style="none" fo:font-size="9.75pt" fo:letter-spacing="normal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fo:color="#355f7c" style:text-line-through-style="none" style:font-name="sans-serif" fo:font-size="12pt" fo:letter-spacing="normal" fo:font-style="normal" style:text-underline-style="none" fo:font-weight="normal" style:text-blinking="false"/>
    </style:style>
    <style:style style:name="T39" style:family="text">
      <style:text-properties fo:font-variant="normal" fo:text-transform="none" fo:color="#355f7c" style:text-line-through-style="none" style:font-name="Verdana" fo:font-size="11pt" fo:letter-spacing="normal" fo:font-style="normal" style:text-underline-style="none" fo:font-weight="normal" style:text-blinking="false" style:font-size-asian="11pt" style:font-size-complex="11pt"/>
    </style:style>
    <style:style style:name="T40" style:family="text">
      <style:text-properties fo:font-variant="normal" fo:text-transform="none" fo:color="#355f7c" style:text-line-through-style="none" style:font-name="Verdana" fo:font-size="11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41" style:family="text">
      <style:text-properties fo:font-variant="normal" fo:text-transform="none" fo:color="#355f7c" style:text-line-through-style="none" style:font-name="Verdana" fo:font-size="11pt" fo:letter-spacing="normal" fo:font-style="normal" style:text-underline-style="none" fo:font-weight="bold" style:text-blinking="false" fo:background-color="transparent" style:font-size-asian="11pt" style:font-style-asian="normal" style:font-size-complex="11pt" style:font-style-complex="normal"/>
    </style:style>
    <style:style style:name="T42" style:family="text">
      <style:text-properties fo:font-variant="normal" fo:text-transform="none" style:text-line-through-style="none" style:font-name="Verdana" fo:font-size="11pt" fo:letter-spacing="normal" fo:font-style="normal" style:text-underline-style="none" fo:font-weight="normal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fo:font-variant="normal" fo:text-transform="none" fo:color="#333333" style:text-line-through-style="none" style:font-name="Verdana" fo:font-size="11pt" fo:letter-spacing="normal" fo:font-style="normal" style:text-underline-style="none" fo:font-weight="normal" style:text-blinking="false" style:font-size-asian="11pt" style:font-size-complex="11pt"/>
    </style:style>
    <style:style style:name="T44" style:family="text">
      <style:text-properties fo:font-variant="normal" fo:text-transform="none" fo:color="#333333" style:text-line-through-style="none" style:font-name="Verdana" fo:font-size="11pt" fo:letter-spacing="normal" fo:font-style="normal" style:text-underline-style="none" fo:font-weight="normal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fo:font-variant="normal" fo:text-transform="none" fo:color="#333333" style:text-line-through-style="none" style:font-name="Verdana" fo:font-size="11pt" fo:letter-spacing="normal" fo:font-style="normal" style:text-underline-style="none" fo:font-weight="normal" style:text-blinking="false" fo:background-color="#ffffff" style:font-size-asian="11pt" style:font-style-asian="normal" style:font-size-complex="11pt" style:font-style-complex="normal"/>
    </style:style>
    <style:style style:name="T46" style:family="text">
      <style:text-properties fo:font-variant="normal" fo:text-transform="none" fo:color="#333333" style:text-line-through-style="none" style:font-name="Courier New" fo:font-size="11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47" style:family="text">
      <style:text-properties fo:font-variant="normal" fo:text-transform="none" fo:color="#333333" style:text-line-through-style="none" style:font-name="Courier New" fo:font-size="11pt" fo:letter-spacing="normal" fo:font-style="normal" style:text-underline-style="none" fo:font-weight="normal" style:text-blinking="false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fo:font-variant="normal" fo:text-transform="none" fo:color="#333333" style:text-line-through-style="none" style:font-name="Courier New" fo:font-size="11pt" fo:letter-spacing="normal" fo:font-style="normal" style:text-underline-style="none" fo:font-weight="normal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T49" style:family="text">
      <style:text-properties fo:font-variant="normal" fo:text-transform="none" fo:color="#333333" style:text-line-through-style="none" style:font-name="Courier New" fo:font-size="10pt" fo:letter-spacing="normal" fo:font-style="normal" style:text-underline-style="none" fo:font-weight="normal" style:text-blinking="false" style:font-size-asian="10pt" style:font-size-complex="10pt"/>
    </style:style>
    <style:style style:name="T50" style:family="text">
      <style:text-properties fo:font-variant="normal" fo:text-transform="none" fo:color="#333333" style:text-line-through-style="none" style:font-name="Courier New" fo:letter-spacing="normal" fo:font-style="normal" style:text-underline-style="none" style:text-blinking="false" style:font-style-asian="normal" style:font-style-complex="normal"/>
    </style:style>
    <style:style style:name="T51" style:family="text">
      <style:text-properties fo:font-variant="normal" fo:text-transform="none" fo:color="#333333" style:text-line-through-style="none" fo:font-size="11pt" fo:letter-spacing="normal" fo:font-style="normal" style:text-underline-style="none" fo:font-weight="normal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T52" style:family="text">
      <style:text-properties fo:font-variant="normal" fo:text-transform="none" fo:letter-spacing="normal"/>
    </style:style>
    <style:style style:name="T53" style:family="text">
      <style:text-properties fo:font-variant="normal" fo:text-transform="none" fo:letter-spacing="normal" fo:font-style="normal" fo:font-weight="normal"/>
    </style:style>
    <style:style style:name="T54" style:family="text">
      <style:text-properties fo:font-variant="normal" fo:text-transform="none" fo:color="#800080" style:text-line-through-style="none" style:font-name="Verdana1" fo:font-size="9.75pt" fo:letter-spacing="normal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fo:color="#800080" style:text-line-through-style="none" fo:font-size="9.75pt" fo:letter-spacing="normal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variant="normal" fo:text-transform="none" fo:color="#800080" style:text-line-through-style="none" style:font-name="Verdana" fo:font-size="9.75pt" fo:letter-spacing="normal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fo:color="#800080" style:text-line-through-style="none" style:font-name="Verdana" fo:letter-spacing="normal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800080" style:text-line-through-style="none" style:font-name="Verdana" fo:font-size="11pt" fo:letter-spacing="normal" fo:font-style="normal" style:text-underline-style="none" fo:font-weight="normal" style:text-blinking="false" fo:background-color="#ffffff" style:font-size-asian="11pt" style:font-style-asian="normal" style:font-size-complex="11pt" style:font-style-complex="normal"/>
    </style:style>
    <style:style style:name="T59" style:family="text">
      <style:text-properties fo:font-variant="normal" fo:text-transform="none" fo:color="#800080" style:text-line-through-style="none" style:font-name="Verdana" fo:font-size="11pt" fo:letter-spacing="normal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variant="normal" fo:text-transform="none" fo:color="#bb60d5" style:text-line-through-style="none" style:font-name="Courier New" fo:font-size="11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61" style:family="text">
      <style:text-properties fo:font-variant="normal" fo:text-transform="none" fo:color="#bb60d5" style:text-line-through-style="none" style:font-name="Courier New" fo:font-size="11pt" fo:letter-spacing="normal" fo:font-style="normal" style:text-underline-style="none" fo:font-weight="normal" style:text-blinking="false" style:font-size-asian="11pt" style:font-style-asian="normal" style:font-weight-asian="bold" style:font-size-complex="11pt" style:font-style-complex="normal" style:font-weight-complex="bold"/>
    </style:style>
    <style:style style:name="T62" style:family="text">
      <style:text-properties fo:font-variant="normal" fo:text-transform="none" fo:color="#bb60d5" style:text-line-through-style="none" style:font-name="Courier New" fo:font-size="11pt" fo:letter-spacing="normal" fo:font-style="normal" style:text-underline-style="none" fo:font-weight="normal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T63" style:family="text">
      <style:text-properties fo:font-variant="normal" fo:text-transform="none" fo:color="#235388" style:text-line-through-style="none" style:font-name="Courier New" fo:font-size="11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64" style:family="text">
      <style:text-properties fo:font-variant="normal" fo:text-transform="none" fo:color="#235388" style:text-line-through-style="none" style:font-name="Courier New" fo:font-size="11pt" fo:letter-spacing="normal" fo:font-style="normal" style:text-underline-style="none" fo:font-weight="normal" style:text-blinking="false" style:font-size-asian="11pt" style:font-style-asian="normal" style:font-weight-asian="bold" style:font-size-complex="11pt" style:font-style-complex="normal" style:font-weight-complex="bold"/>
    </style:style>
    <style:style style:name="T65" style:family="text">
      <style:text-properties fo:font-variant="normal" fo:text-transform="none" fo:color="#235388" style:text-line-through-style="none" style:font-name="Courier New" fo:font-size="11pt" fo:letter-spacing="normal" fo:font-style="normal" style:text-underline-style="none" fo:font-weight="normal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T66" style:family="text">
      <style:text-properties fo:font-variant="normal" fo:text-transform="none" fo:color="#666666" style:text-line-through-style="none" style:font-name="Courier New" fo:font-size="11pt" fo:letter-spacing="normal" fo:font-style="normal" style:text-underline-style="none" fo:font-weight="normal" style:text-blinking="false" style:font-size-asian="11pt" style:font-style-asian="normal" style:font-size-complex="11pt" style:font-style-complex="normal"/>
    </style:style>
    <style:style style:name="T67" style:family="text">
      <style:text-properties fo:font-variant="normal" fo:text-transform="none" fo:color="#666666" style:text-line-through-style="none" style:font-name="Courier New" fo:font-size="11pt" fo:letter-spacing="normal" fo:font-style="normal" style:text-underline-style="none" fo:font-weight="normal" style:text-blinking="false" style:font-size-asian="11pt" style:font-style-asian="normal" style:font-weight-asian="bold" style:font-size-complex="11pt" style:font-style-complex="normal" style:font-weight-complex="bold"/>
    </style:style>
    <style:style style:name="T68" style:family="text">
      <style:text-properties fo:font-variant="normal" fo:text-transform="none" fo:color="#666666" style:text-line-through-style="none" style:font-name="Courier New" fo:font-size="11pt" fo:letter-spacing="normal" fo:font-style="normal" style:text-underline-style="none" fo:font-weight="normal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T69" style:family="text">
      <style:text-properties fo:font-variant="normal" fo:text-transform="none" fo:color="#56b04f" style:text-line-through-style="none" style:font-name="Verdana1" fo:font-size="9.75pt" fo:letter-spacing="normal" fo:font-style="normal" style:text-underline-style="none" fo:font-weight="normal" style:text-blinking="false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variant="normal" fo:text-transform="none" fo:color="#56b04f" style:text-line-through-style="none" fo:font-size="9.75pt" fo:letter-spacing="normal" fo:font-style="normal" style:text-underline-style="none" fo:font-weight="normal" style:text-blinking="false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variant="normal" fo:text-transform="none" fo:color="#56b04f" style:text-line-through-style="none" style:font-name="Verdana" fo:font-size="9.75pt" fo:letter-spacing="normal" fo:font-style="normal" style:text-underline-style="none" fo:font-weight="normal" style:text-blinking="false" style:font-size-asian="11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variant="normal" fo:text-transform="none" fo:color="#56b04f" style:text-line-through-style="none" style:font-name="Verdana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56b04f" style:text-line-through-style="none" style:font-name="Verdana" fo:font-size="11pt" fo:letter-spacing="normal" fo:font-style="normal" style:text-underline-style="none" fo:font-weight="normal" style:text-blinking="false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style:font-name="Verdana"/>
    </style:style>
    <style:style style:name="T75" style:family="text">
      <style:text-properties style:font-name="Verdana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69cm" fo:text-indent="-0.279cm" fo:margin-left="0.3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69cm" fo:text-indent="-1.864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69cm" fo:text-indent="-2.499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69cm" fo:text-indent="-3.134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69cm" fo:text-indent="-3.769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69cm" fo:text-indent="-4.404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69cm" fo:text-indent="-5.039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69cm" fo:text-indent="-5.674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69cm" fo:text-indent="-6.309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69cm" fo:text-indent="-6.944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6cm" fo:text-indent="-0.635cm" fo:margin-left="0.6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11cm" fo:text-indent="-0.635cm" fo:margin-left="1.3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46cm" fo:text-indent="-0.635cm" fo:margin-left="1.9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ako dobiti podatke za obradu COCO alatom?</text:p>
      <text:p text:style-name="P6">Unutar <text:span text:style-name="T1">archive file-a </text:span><text:span text:style-name="Emphasis"><text:span text:style-name="T50">some_data_path</text:span></text:span>\ECF_1.3.2\examples\COCO\bbob\createfolders.tar.gz <text:s/>se nalazi datoteka "PUT_MY_BBOB_DATA_PATH" ( sa praznom strukturom podataka koju COCO alat očekuje ) nju treba extractati/ kopirati u direktoriji <text:s/>...\ECF_1.3.2\examples\COCO .</text:p>
      <text:p text:style-name="P6"/>
      <text:p text:style-name="P6">Ime datoteke ...\ECF_1.3.2\examples\COCO\PUT_MY_BBOB_DATA_PATH preimenovati po želji npr. ECF_Results. </text:p>
      <text:p text:style-name="P6"/>
      <text:p text:style-name="P6">Otvoriti parameters.txt i promijeniti/dodati ove linije: </text:p>
      <text:p text:style-name="P12"><text:tab/><text:tab/> <text:s text:c="3"/><text:span text:style-name="T2">&lt;Entry key="coco.enableoutput"&gt;1&lt;/Entry&gt;</text:span></text:p>
      <text:p text:style-name="P13"><text:span text:style-name="T52"><text:s text:c="16"/></text:span><text:span text:style-name="T53">&lt;Entry key="coco.folder"&gt;ECF_Results&lt;/Entry&gt;</text:span></text:p>
      <text:p text:style-name="P14"><text:span text:style-name="T53"/></text:p>
      <text:p text:style-name="P15"><text:span text:style-name="T4">Zatim pokrenuti main.cpp kao i inače.</text:span></text:p>
      <text:p text:style-name="P15"><text:span text:style-name="T4"/></text:p>
      <text:p text:style-name="P9"><text:span text:style-name="T3"/></text:p>
      <text:p text:style-name="P9"><text:span text:style-name="T3">Kako dobiti grafove COCO alatom?</text:span></text:p>
      <text:p text:style-name="P2"><text:span text:style-name="T5">Detaljne upute sa puno različitih funkcionalnosti se mogu pronaći na </text:span><text:a xlink:type="simple" xlink:href="http://coco.lri.fr/COCOdoc/index.html">http://coco.lri.fr/COCOdoc/index.html</text:a><text:span text:style-name="T5"> <text:s/>poglavlje <text:s/></text:span><text:a xlink:type="simple" xlink:href="http://coco.lri.fr/COCOdoc/postprocessing.html">Post-Processing with COCO</text:a><text:span text:style-name="T38">. </text:span></text:p>
      <text:p text:style-name="P2"><text:span text:style-name="T38"/></text:p>
      <text:p text:style-name="P1"><text:span text:style-name="T32">Dalje je samo najjednostavniji scenarij (bez dodatnih opcija).</text:span></text:p>
      <text:p text:style-name="P1"><text:span text:style-name="T32"/></text:p>
      <text:p text:style-name="P2"><text:span text:style-name="T15">Svi potrebni programi su navedeni pod </text:span><text:a xlink:type="simple" xlink:href="http://coco.lri.fr/COCOdoc/installation.html#requirements"><text:span text:style-name="Emphasis"><text:span text:style-name="T39">Requirements</text:span></text:span></text:a><text:span text:style-name="Emphasis"><text:span text:style-name="T15">.</text:span></text:span></text:p>
      <text:p text:style-name="P2"><text:span text:style-name="Emphasis"><text:span text:style-name="T15">Ukratko, potrebni su</text:span></text:span></text:p>
      <text:list xml:id="list1737420953864268711" text:style-name="L1">
        <text:list-item>
          <text:p text:style-name="P3"><text:span text:style-name="Emphasis"><text:span text:style-name="T15">python 2.6.x ili 2.7.x (ne 3.x):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<text:span text:style-name="Emphasis"><text:span text:style-name="T15">Linux već dolazi s pyhonom, a za windows treba otići na </text:span></text:span><text:a xlink:type="simple" xlink:href="file:///C:/Users/Mirjam/Desktop/%20http://www.python.org/download/"><text:span text:style-name="Emphasis">http://www.python.org/download/</text:span></text:a><text:span text:style-name="Emphasis"><text:span text:style-name="T15"> <text:s/>i skinuti Windows Installer npr. </text:span></text:span><text:span text:style-name="Emphasis"><text:span text:style-name="Teletype"><text:span text:style-name="T20">python-2.7.X.msi</text:span></text:span></text:span><text:span text:style-name="Emphasis"><text:span text:style-name="T15"> <text:s/></text:span>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"><text:span text:style-name="Emphasis"><text:span text:style-name="T15"/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a xlink:type="simple" xlink:href="http://numpy.scipy.org/"><text:span text:style-name="Emphasis">numpy 1.2.1 or later</text:span></text:a><text:span text:style-name="Emphasis"><text:span text:style-name="T39"> </text:span></text:span><text:span text:style-name="Emphasis"><text:span text:style-name="T15">(the version must fit to the python version)</text:span></text:span></text:p>
        </text:list-item>
        <text:list-item>
          <text:p text:style-name="P7"><text:a xlink:type="simple" xlink:href="http://matplotlib.sourceforge.net/"><text:span text:style-name="Emphasis">matplotlib 1.0.1 or later</text:span></text:a><text:span text:style-name="Emphasis"><text:span text:style-name="T39"> </text:span></text:span><text:span text:style-name="Emphasis"><text:span text:style-name="T15">(the version must fit to the python version)</text:span></text:span></text:p>
        </text:list-item>
      </text:list>
      <text:p text:style-name="P2"><text:span text:style-name="Emphasis"><text:span text:style-name="T15"/></text:span></text:p>
      <text:p text:style-name="P2"><text:span text:style-name="Emphasis"><text:span text:style-name="T15">E sad, u mom iskustvu, neki paketi poput </text:span></text:span><text:span text:style-name="Emphasis"><text:span text:style-name="T24">numpy</text:span></text:span><text:span text:style-name="Emphasis"><text:span text:style-name="T15">a nisu kompatibilni s 64-bitnom verzijom Windowsa, ali zato na stranici </text:span></text:span><text:a xlink:type="simple" xlink:href="http://www.lfd.uci.edu/~gohlke/pythonlibs/"><text:span text:style-name="Emphasis">http://www.lfd.uci.edu/~gohlke/pythonlibs/</text:span></text:a><text:span text:style-name="Emphasis"><text:span text:style-name="T15"> postoje open-source verzije svih potrebnih paketa koji zbilja jesu kompatibilni. </text:span></text:span></text:p>
      <text:p text:style-name="P2"><text:span text:style-name="Emphasis"><text:span text:style-name="T15"/></text:span></text:p>
      <text:p text:style-name="P2"><text:span text:style-name="Emphasis"><text:span text:style-name="T15">Dok je stvar na linuxu poprilično jednostavnija: </text:span></text:span></text:p>
      <text:p text:style-name="P2"><text:span text:style-name="Emphasis"><text:span text:style-name="T15"><text:tab/></text:span></text:span><text:span text:style-name="Emphasis"><text:span text:style-name="T49">sudo apt-get install python-numpy <text:s/>python-matplotlib </text:span></text:span></text:p>
      <text:p text:style-name="P2"><text:span text:style-name="Emphasis"><text:span text:style-name="T43"/></text:span></text:p>
      <text:p text:style-name="P2"><text:span text:style-name="Emphasis"><text:span text:style-name="T15">Zatim treba otići na </text:span></text:span><text:a xlink:type="simple" xlink:href="http://coco.gforge.inria.fr/doku.php?id=downloads"><text:span text:style-name="Emphasis"><text:span text:style-name="T39">COCO download page</text:span></text:span></text:a><text:span text:style-name="Emphasis"><text:span text:style-name="T15"> i skinuti prvi </text:span></text:span><text:span text:style-name="Emphasis"><text:span text:style-name="T24">archive file </text:span></text:span><text:span text:style-name="Emphasis"><text:span text:style-name="T19">bbobexpXX.XX.tar.gz</text:span></text:span><text:span text:style-name="Emphasis"><text:span text:style-name="T24">.</text:span></text:span></text:p>
      <text:p text:style-name="P2"><text:span text:style-name="Emphasis"><text:span text:style-name="T16">Ja sam skinula </text:span></text:span><text:a xlink:type="simple" xlink:href="http://coco.lri.fr/downloads/download13.09/bbobexp13.09.tar.gz"><text:span text:style-name="Emphasis"><text:span text:style-name="T58">BBOB (5MB)</text:span></text:span></text:a><text:span text:style-name="Emphasis"><text:span text:style-name="T45">.</text:span></text:span><text:span text:style-name="Emphasis"><text:span text:style-name="T16"> Njega </text:span></text:span><text:span text:style-name="Emphasis"><text:span text:style-name="T24">extractati </text:span></text:span><text:span text:style-name="Emphasis"><text:span text:style-name="T16">proizvoljni direktorij. </text:span></text:span></text:p>
      <text:p text:style-name="P2"><text:span text:style-name="Emphasis"><text:span text:style-name="T16">U ovo konkretnom </text:span></text:span><text:span text:style-name="Emphasis"><text:span text:style-name="T24">archive fileu </text:span></text:span><text:span text:style-name="Emphasis"><text:span text:style-name="T16">se nalazi direktorij bbob.v13.09 sa poddirektorijima od kojih je trenutno zanimljiv bbob.v13.09/python/bbob_pproc</text:span></text:span></text:p>
      <text:p text:style-name="P2"><text:span text:style-name="Emphasis"><text:span text:style-name="T24"/></text:span></text:p>
      <text:p text:style-name="P2"><text:span text:style-name="Emphasis"><text:span text:style-name="T16">Daljnje opisano procesiranje (dobivanje grafova) može se detaljnije naći na </text:span></text:span><text:a xlink:type="simple" xlink:href="http://coco.lri.fr/COCOdoc/pp_commandline.html"><text:span text:style-name="Emphasis"><text:span text:style-name="T40">Standard Use of the </text:span></text:span></text:a><text:a xlink:type="simple" xlink:href="http://coco.lri.fr/COCOdoc/pp_commandline.html"><text:span text:style-name="Emphasis"><text:span text:style-name="Teletype"><text:span text:style-name="T41">bbob_pproc </text:span></text:span></text:span></text:a><text:a xlink:type="simple" xlink:href="http://coco.lri.fr/COCOdoc/pp_commandline.html"><text:span text:style-name="Emphasis"><text:span text:style-name="T40">Package</text:span></text:span></text:a><text:span text:style-name="Emphasis"><text:span text:style-name="T16">.</text:span></text:span></text:p>
      <text:p text:style-name="P2"><text:span text:style-name="Emphasis"><text:span text:style-name="T16"/></text:span></text:p>
      <text:p text:style-name="P10"><text:span text:style-name="Emphasis"><text:span text:style-name="T22">Sve su naredbe kopirane iz linuxovog terminala. vjerujem da je isto ili slicno na windows, osim korištenja \ umjesto / . I mislim da se ne mogu svi poddrektoriji poslati kao argumenti koristeći wildcard *.</text:span></text:span></text:p>
      <text:list xml:id="list8662484147167570675" text:style-name="L4">
        <text:list-item>
          <text:p text:style-name="P4"><text:soft-page-break/><text:span text:style-name="Emphasis"><text:span text:style-name="T27"><text:s/></text:span></text:span><text:span text:style-name="Emphasis"><text:span text:style-name="T16">Za procesiranje direktorija u kojem se nalaze podaci vezani za samo </text:span></text:span><text:span text:style-name="Emphasis"><text:span text:style-name="T23">jedan</text:span></text:span><text:span text:style-name="Emphasis"><text:span text:style-name="T16"> algoritam npr. ECF_results <text:s/>treba u command promptu/terminalu izvršiti naredbu:</text:span></text:span></text:p>
          <text:p text:style-name="P4"><text:span text:style-name="Emphasis"><text:span text:style-name="T16">(* slijedeća naredba stvara direktorij </text:span></text:span><text:span text:style-name="Emphasis"><text:span text:style-name="T24">ppdata</text:span></text:span><text:span text:style-name="Emphasis"><text:span text:style-name="T16"> u direktoriju u kojem se trenutno nalazite u command promptu/terminalu, osim ako se ne explicitno ne postavi output direktorij zastavicom -o)</text:span></text:span></text:p>
          <text:p text:style-name="P4"><text:span text:style-name="Emphasis"><text:span text:style-name="T16"/></text:span></text:p>
          <text:p text:style-name="P11"><text:span text:style-name="Emphasis"><text:span text:style-name="T60">python </text:span></text:span><text:span text:style-name="Emphasis"><text:span text:style-name="T46">some_data_path/bbob.v13.09/python</text:span></text:span><text:span text:style-name="Emphasis"><text:span text:style-name="T63">/bbob_pproc/</text:span></text:span><text:span text:style-name="Emphasis"><text:span text:style-name="T46">rungeneric</text:span></text:span><text:span text:style-name="Emphasis"><text:span text:style-name="T66">.</text:span></text:span><text:span text:style-name="Emphasis"><text:span text:style-name="T46">py <text:s/>some_data_path/ECF_results</text:span></text:span></text:p>
          <text:p text:style-name="P4"><text:span text:style-name="Emphasis"><text:span text:style-name="T27"/></text:span></text:p>
          <text:p text:style-name="P11"><text:span text:style-name="Emphasis"><text:span text:style-name="T16">Rezultati (pdf, tex, eps) te naredbe nalaze se u .../ppdata/ ECF_results</text:span></text:span></text:p>
        </text:list-item>
      </text:list>
      <text:p text:style-name="P2"/>
      <text:p text:style-name="P2"><text:span text:style-name="Emphasis"><text:span text:style-name="T27"/></text:span></text:p>
      <text:list xml:id="list21520923" text:continue-numbering="true" text:style-name="L4">
        <text:list-item>
          <text:p text:style-name="P4"><text:span text:style-name="Emphasis"><text:span text:style-name="T27"><text:s/></text:span></text:span><text:span text:style-name="Emphasis"><text:span text:style-name="T16">Za procesiranje i usporedbu </text:span></text:span><text:span text:style-name="Emphasis"><text:span text:style-name="T23">više</text:span></text:span><text:span text:style-name="Emphasis"><text:span text:style-name="T16"> direktorija u kojem su podaci vezani za </text:span></text:span><text:span text:style-name="Emphasis"><text:span text:style-name="T23">više</text:span></text:span><text:span text:style-name="Emphasis"><text:span text:style-name="T16"> algoritama npr. ECF_results1, ECF_results2, ECF_results3 <text:s/>treba u command promptu/terminalu izvršiti naredbu:</text:span></text:span></text:p>
          <text:p text:style-name="P4"><text:span text:style-name="Emphasis"><text:span text:style-name="T23"/></text:span></text:p>
          <text:p text:style-name="P11"><text:span text:style-name="Emphasis"><text:span text:style-name="T61">python </text:span></text:span><text:span text:style-name="Emphasis"><text:span text:style-name="T47">some_data_path/bbob.v13.09/python</text:span></text:span><text:span text:style-name="Emphasis"><text:span text:style-name="T64">/bbob_pproc/</text:span></text:span><text:span text:style-name="Emphasis"><text:span text:style-name="T47">rungenericmany</text:span></text:span><text:span text:style-name="Emphasis"><text:span text:style-name="T67">.</text:span></text:span><text:span text:style-name="Emphasis"><text:span text:style-name="T47">py <text:s/>some_data_path/ECF_results1 some_data_path/ECF_results2 some_data_path/ECF_results3</text:span></text:span></text:p>
          <text:p text:style-name="P11"><text:span text:style-name="Emphasis"><text:span text:style-name="T47"/></text:span></text:p>
          <text:p text:style-name="P11"><text:span text:style-name="Emphasis"><text:span text:style-name="T17">Rezultati (pdf, tex, eps) te naredbe nalaze se u .../ppdata/</text:span></text:span></text:p>
        </text:list-item>
      </text:list>
      <text:p text:style-name="P10"><text:span text:style-name="Emphasis"><text:span text:style-name="T17"/></text:span></text:p>
      <text:p text:style-name="P10"><text:span text:style-name="Emphasis"><text:span text:style-name="T17"/></text:span></text:p>
      <text:p text:style-name="P10"><text:span text:style-name="Emphasis"><text:span text:style-name="T17">Za pomoć</text:span></text:span></text:p>
      <text:p text:style-name="P10"><text:span text:style-name="Emphasis"><text:span text:style-name="T61">python </text:span></text:span><text:span text:style-name="Emphasis"><text:span text:style-name="T47">data_path/bbob.v13.09/python</text:span></text:span><text:span text:style-name="Emphasis"><text:span text:style-name="T64">/bbob_pproc/</text:span></text:span><text:span text:style-name="Emphasis"><text:span text:style-name="T47">rungeneric</text:span></text:span><text:span text:style-name="Emphasis"><text:span text:style-name="T67">.</text:span></text:span><text:span text:style-name="Emphasis"><text:span text:style-name="T47">py -h</text:span></text:span></text:p>
      <text:p text:style-name="P10"><text:span text:style-name="Emphasis"><text:span text:style-name="T47">odnosno</text:span></text:span></text:p>
      <text:p text:style-name="P10"><text:span text:style-name="Emphasis"><text:span text:style-name="T61">python </text:span></text:span><text:span text:style-name="Emphasis"><text:span text:style-name="T47">data_path/bbob.v13.09/python</text:span></text:span><text:span text:style-name="Emphasis"><text:span text:style-name="T64">/bbob_pproc/</text:span></text:span><text:span text:style-name="Emphasis"><text:span text:style-name="T47">rungenericmany</text:span></text:span><text:span text:style-name="Emphasis"><text:span text:style-name="T67">.</text:span></text:span><text:span text:style-name="Emphasis"><text:span text:style-name="T47">py -h</text:span></text:span></text:p>
      <text:p text:style-name="P10"><text:span text:style-name="Emphasis"><text:span text:style-name="T47"/></text:span></text:p>
      <text:p text:style-name="P10"><text:span text:style-name="Emphasis"><text:span text:style-name="T47"/></text:span></text:p>
      <text:p text:style-name="P10"><text:span text:style-name="Emphasis"><text:span text:style-name="T23">Kako usporediti rezultate s "njihovim" rezultatima?</text:span></text:span></text:p>
      <text:p text:style-name="P10"><text:span text:style-name="Emphasis"><text:span text:style-name="T18">Sa stranice <text:s/></text:span></text:span><text:a xlink:type="simple" xlink:href="http://coco.gforge.inria.fr/doku.php?id=bbob-2013-results"><text:span text:style-name="Emphasis">Results</text:span></text:a><text:span text:style-name="Emphasis"><text:span text:style-name="T73"> <text:s/></text:span></text:span><text:span text:style-name="Emphasis"><text:span text:style-name="T18">pod Data skinuti </text:span></text:span><text:a xlink:type="simple" xlink:href="http://coco.lri.fr/BBOB2013/rawdata"><text:span text:style-name="Emphasis">single raw data</text:span></text:a><text:span text:style-name="Emphasis"><text:span text:style-name="T59"> </text:span></text:span><text:span text:style-name="Emphasis"><text:span text:style-name="T21">ili</text:span></text:span><text:span text:style-name="Emphasis"><text:span text:style-name="T59"> </text:span></text:span><text:a xlink:type="simple" xlink:href="http://coco.lri.fr/BBOB2013/pythondata"><text:span text:style-name="Emphasis">single python-readable data</text:span></text:a><text:span text:style-name="Emphasis"><text:span text:style-name="T59">.</text:span></text:span></text:p>
      <text:p text:style-name="P10"><text:span text:style-name="Emphasis"><text:span text:style-name="T21">Extractati podatke u željeni direktorij.</text:span></text:span></text:p>
      <text:p text:style-name="P10"><text:span text:style-name="Emphasis"><text:span text:style-name="T21">Pretpostavimo da se svi extractani direktoriji nalaze u <text:s/>direktoriju</text:span></text:span><text:span text:style-name="Emphasis"><text:span text:style-name="T33"> </text:span></text:span><text:span text:style-name="Emphasis"><text:span text:style-name="T48">some_data_path/raw_data</text:span></text:span><text:span text:style-name="Emphasis"><text:span text:style-name="T33">, </text:span></text:span><text:span text:style-name="Emphasis"><text:span text:style-name="T21">a svi naši direktoriji s rezultatima (</text:span></text:span><text:span text:style-name="Emphasis"><text:span text:style-name="T25">ECF_results1,ECF_results2</text:span></text:span><text:span text:style-name="Emphasis"><text:span text:style-name="T21">) <text:s/></text:span></text:span><text:span text:style-name="Emphasis"><text:span text:style-name="T33">u <text:s/></text:span></text:span><text:span text:style-name="Emphasis"><text:span text:style-name="T48">some_data_path/ECF_data.</text:span></text:span></text:p>
      <text:p text:style-name="P10"><text:span text:style-name="Emphasis"><text:span text:style-name="T48"/></text:span></text:p>
      <text:p text:style-name="P10"><text:span text:style-name="Emphasis"><text:span text:style-name="T44">Izvođenjem naredbe:</text:span></text:span></text:p>
      <text:list xml:id="list21521045" text:continue-numbering="true" text:style-name="L4">
        <text:list-header>
          <text:p text:style-name="P11"><text:span text:style-name="Emphasis"><text:span text:style-name="T62">python </text:span></text:span><text:span text:style-name="Emphasis"><text:span text:style-name="T48">some_data_path/bbob.v13.09/python</text:span></text:span><text:span text:style-name="Emphasis"><text:span text:style-name="T65">/bbob_pproc/</text:span></text:span><text:span text:style-name="Emphasis"><text:span text:style-name="T48">rungenericmany</text:span></text:span><text:span text:style-name="Emphasis"><text:span text:style-name="T68">.</text:span></text:span><text:span text:style-name="Emphasis"><text:span text:style-name="T48">py <text:s/>some_data_path/ECF_results/*/ some_data_path/raw_data/*/</text:span></text:span></text:p>
        </text:list-header>
      </text:list>
      <text:p text:style-name="P10"><text:span text:style-name="Emphasis"><text:span text:style-name="T48"/></text:span></text:p>
      <text:p text:style-name="P10"><text:span text:style-name="Emphasis"><text:span text:style-name="T22">Generi</text:span></text:span><text:span text:style-name="Emphasis"><text:span text:style-name="T44">raju se rezultati </text:span></text:span><text:span text:style-name="Emphasis"><text:span text:style-name="T22">(pdf, tex, eps) u .../ppdata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Verdana1" svg:font-family="Verdana, 'Lucida Grande', Lucida, Helvetica, Arial, sans-serif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8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jam Skarica</meta:initial-creator>
    <meta:creation-date>2014-01-16T23:00:25.84</meta:creation-date>
    <dc:date>2014-01-17T01:35:42.80</dc:date>
    <dc:creator>Mirjam Skarica</dc:creator>
    <meta:editing-duration>PT1H33M4S</meta:editing-duration>
    <meta:editing-cycles>11</meta:editing-cycles>
    <meta:generator>OpenOffice/4.0.1$Win32 OpenOffice.org_project/401m5$Build-9714</meta:generator>
    <meta:document-statistic meta:table-count="0" meta:image-count="0" meta:object-count="0" meta:page-count="2" meta:paragraph-count="42" meta:word-count="448" meta:character-count="3817"/>
  </office:meta>
</office:document-meta>
</file>